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4" table:default-cell-style-name="ce1"/>
        <table:table-column table:style-name="co4" table:default-cell-style-name="ce1"/>
        <table:table-column table:style-name="co8" table:number-columns-repeated="1010" table:default-cell-style-name="ce1"/>
        <table:table-row table:style-name="ro1">
          <table:table-cell office:value-type="string">
            <text:p>Seuil</text:p>
          </table:table-cell>
          <table:table-cell office:value-type="string" table:number-columns-spanned="6" table:number-rows-spanned="1">
            <text:p>sans</text:p>
          </table:table-cell>
          <table:covered-table-cell table:number-columns-repeated="5"/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1010"/>
        </table:table-row>
        <table:table-row table:style-name="ro1">
          <table:table-cell/>
          <table:table-cell office:value-type="string" table:number-columns-spanned="3" table:number-rows-spanned="1">
            <text:p>normal</text:p>
          </table:table-cell>
          <table:covered-table-cell table:number-columns-repeated="2"/>
          <table:table-cell office:value-type="string">
            <text:p>Redondance4</text:p>
          </table:table-cell>
          <table:table-cell office:value-type="string">
            <text:p>Redondance4_2</text:p>
          </table:table-cell>
          <table:table-cell office:value-type="string">
            <text:p>Hamming</text:p>
          </table:table-cell>
          <table:table-cell office:value-type="string" table:number-columns-spanned="6" table:number-rows-spanned="1">
            <text:p>Hamming</text:p>
          </table:table-cell>
          <table:covered-table-cell table:number-columns-repeated="5"/>
          <table:table-cell office:value-type="string">
            <text:p>Redondance4_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 CPSA</text:p>
          </table:table-cell>
          <table:table-cell office:value-type="string">
            <text:p>2 CPSA</text:p>
          </table:table-cell>
          <table:table-cell office:value-type="string">
            <text:p>4 CPSA</text:p>
          </table:table-cell>
          <table:table-cell office:value-type="string">
            <text:p>1 CPSA</text:p>
          </table:table-cell>
          <table:table-cell table:number-columns-repeated="1019"/>
        </table:table-row>
        <table:table-row table:style-name="ro1">
          <table:table-cell office:value-type="string">
            <text:p>32x32, 16</text:p>
          </table:table-cell>
          <table:table-cell office:value-type="float" office:value="174">
            <text:p>174</text:p>
          </table:table-cell>
          <table:table-cell office:value-type="float" office:value="284">
            <text:p>284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string">
            <text:p>32x32, 8</text:p>
          </table:table-cell>
          <table:table-cell office:value-type="float" office:value="289">
            <text:p>289</text:p>
          </table:table-cell>
          <table:table-cell office:value-type="float" office:value="303">
            <text:p>303</text:p>
          </table:table-cell>
          <table:table-cell office:value-type="float" office:value="334">
            <text:p>334</text:p>
          </table:table-cell>
          <table:table-cell table:number-columns-repeated="1020"/>
        </table:table-row>
        <table:table-row table:style-name="ro1">
          <table:table-cell office:value-type="string">
            <text:p>32x32, 6</text:p>
          </table:table-cell>
          <table:table-cell office:value-type="float" office:value="263">
            <text:p>263</text:p>
          </table:table-cell>
          <table:table-cell office:value-type="float" office:value="317">
            <text:p>317</text:p>
          </table:table-cell>
          <table:table-cell office:value-type="float" office:value="334">
            <text:p>334</text:p>
          </table:table-cell>
          <table:table-cell table:formula="of:=(950+816*2+780)/4" office:value-type="float" office:value="840.5">
            <text:p>840,5</text:p>
          </table:table-cell>
          <table:table-cell table:formula="of:=(896+864+873)/3" office:value-type="float" office:value="877.666666666667">
            <text:p>877,67</text:p>
          </table:table-cell>
          <table:table-cell office:value-type="float" office:value="1800">
            <text:p>1800</text:p>
          </table:table-cell>
          <table:table-cell table:number-columns-repeated="1017"/>
        </table:table-row>
        <table:table-row table:style-name="ro1">
          <table:table-cell office:value-type="string">
            <text:p>32x32, 2</text:p>
          </table:table-cell>
          <table:table-cell office:value-type="float" office:value="246">
            <text:p>246</text:p>
          </table:table-cell>
          <table:table-cell office:value-type="float" office:value="320">
            <text:p>320</text:p>
          </table:table-cell>
          <table:table-cell office:value-type="float" office:value="311">
            <text:p>31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table:formula="of:=AVERAGE([.B4:.B7])" office:value-type="float" office:value="243">
            <text:p>243</text:p>
          </table:table-cell>
          <table:table-cell table:style-name="ce2" table:formula="of:=AVERAGE([.C4:.C7])" office:value-type="float" office:value="306">
            <text:p>306</text:p>
          </table:table-cell>
          <table:table-cell table:style-name="ce2" table:formula="of:=AVERAGE([.D4:.D7])" office:value-type="float" office:value="324.75">
            <text:p>324,75</text:p>
          </table:table-cell>
          <table:table-cell table:style-name="ce2" table:formula="of:=AVERAGE([.E4:.E7])" office:value-type="float" office:value="840.5">
            <text:p>840,5</text:p>
          </table:table-cell>
          <table:table-cell table:style-name="ce2" table:formula="of:=AVERAGE([.F4:.F7])" office:value-type="float" office:value="877.666666666667">
            <text:p>877,67</text:p>
          </table:table-cell>
          <table:table-cell table:style-name="ce2" table:formula="of:=AVERAGE([.G4:.G7])" office:value-type="float" office:value="1800">
            <text:p>1800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64x64, 16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152">
            <text:p>152</text:p>
          </table:table-cell>
          <table:table-cell office:value-type="float" office:value="220">
            <text:p>220</text:p>
          </table:table-cell>
          <table:table-cell office:value-type="float" office:value="161">
            <text:p>16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64x64, 6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  <table:table-cell office:value-type="float" office:value="336">
            <text:p>336</text:p>
          </table:table-cell>
          <table:table-cell office:value-type="float" office:value="322">
            <text:p>32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table:formula="of:=AVERAGE([.B9:.B12])" office:value-type="float" office:value="73.5">
            <text:p>73,5</text:p>
          </table:table-cell>
          <table:table-cell table:style-name="ce2" table:formula="of:=AVERAGE([.C9:.C12])" office:value-type="float" office:value="89.5">
            <text:p>89,5</text:p>
          </table:table-cell>
          <table:table-cell table:style-name="ce2" table:formula="of:=AVERAGE([.D9:.D12])" office:value-type="float" office:value="141">
            <text:p>141</text:p>
          </table:table-cell>
          <table:table-cell table:style-name="ce2" table:formula="of:=AVERAGE([.E9:.E12])" office:value-type="float" office:value="278">
            <text:p>278</text:p>
          </table:table-cell>
          <table:table-cell table:style-name="ce2" table:formula="of:=AVERAGE([.F9:.F12])" office:value-type="float" office:value="241.5">
            <text:p>241,5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128x128,16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table:number-columns-repeated="1018"/>
        </table:table-row>
        <table:table-row table:style-name="ro1">
          <table:table-cell office:value-type="string">
            <text:p>128x128, 8</text:p>
          </table:table-cell>
          <table:table-cell table:number-columns-repeated="1023"/>
        </table:table-row>
        <table:table-row table:style-name="ro1">
          <table:table-cell office:value-type="string">
            <text:p>128x128, 6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124">
            <text:p>124</text:p>
          </table:table-cell>
          <table:table-cell office:value-type="float" office:value="720">
            <text:p>720</text:p>
          </table:table-cell>
          <table:table-cell office:value-type="float" office:value="165">
            <text:p>165</text:p>
          </table:table-cell>
          <table:table-cell office:value-type="float" office:value="127">
            <text:p>127</text:p>
          </table:table-cell>
          <table:table-cell office:value-type="float" office:value="117">
            <text:p>117</text:p>
          </table:table-cell>
          <table:table-cell office:value-type="float" office:value="110">
            <text:p>110</text:p>
          </table:table-cell>
          <table:table-cell office:value-type="float" office:value="133">
            <text:p>133</text:p>
          </table:table-cell>
          <table:table-cell office:value-type="float" office:value="87">
            <text:p>87</text:p>
          </table:table-cell>
          <table:table-cell table:number-columns-repeated="1010"/>
        </table:table-row>
        <table:table-row table:style-name="ro1">
          <table:table-cell office:value-type="string">
            <text:p>128x128, 2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table:formula="of:=AVERAGE([.B14:.B17])" office:value-type="float" office:value="28">
            <text:p>28</text:p>
          </table:table-cell>
          <table:table-cell table:style-name="ce2" table:number-columns-repeated="2"/>
          <table:table-cell table:style-name="ce2" table:formula="of:=AVERAGE([.E14:.E17])" office:value-type="float" office:value="75.5">
            <text:p>75,5</text:p>
          </table:table-cell>
          <table:table-cell table:style-name="ce2" table:formula="of:=AVERAGE([.F14:.F17])" office:value-type="float" office:value="73">
            <text:p>73</text:p>
          </table:table-cell>
          <table:table-cell table:style-name="ce2" table:formula="of:=AVERAGE([.G14:.G17])" office:value-type="float" office:value="124">
            <text:p>124</text:p>
          </table:table-cell>
          <table:table-cell table:style-name="ce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Sheet1.J35" table:end-x="0.232cm" table:end-y="0.324cm" draw:z-index="0" draw:style-name="gr1" svg:width="7.999cm" svg:height="6.999cm" svg:x="1.599cm" svg:y="0.1cm">
              <draw:object draw:notify-on-update-of-ranges="Sheet1.H1:Sheet1.M1 Sheet1.H16:Sheet1.M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8">18/02/2012</text:date>, <text:time>17:5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5H42M42S</meta:editing-duration>
    <meta:editing-cycles>24</meta:editing-cycles>
    <meta:generator>OpenOffice.org/3.1$Win32 OpenOffice.org_project/310m19$Build-9420</meta:generator>
    <dc:date>2012-02-18T17:50:02.26</dc:date>
    <dc:creator>Nicolas Beguier</dc:creator>
    <meta:document-statistic meta:table-count="3" meta:cell-count="8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leave-gap" chart:spline-order="3" chart:series-source="rows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plot-area chart:style-name="ch2" table:cell-range-address="Sheet1.H1:Sheet1.M1 Sheet1.H16:Sheet1.M16" chart:data-source-has-labels="row" svg:x="0.16cm" svg:y="0.14cm" svg:width="7.68cm" svg:height="6.72cm">
          <chart:axis chart:dimension="x" chart:name="primary-x" chart:style-name="ch3">
            <chart:categories table:cell-range-address="Sheet1.H1:Sheet1.M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H16:Sheet1.M16" chart:class="chart:line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H1:Sheet1.M1">5000</text:p>
              </table:table-cell>
              <table:table-cell office:value-type="string">
                <text:p>1000</text:p>
              </table:table-cell>
              <table:table-cell office:value-type="string">
                <text:p>500</text:p>
              </table:table-cell>
              <table:table-cell office:value-type="string">
                <text:p>250</text:p>
              </table:table-cell>
              <table:table-cell office:value-type="string">
                <text:p>200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 text:id="">Row 16</text:p>
              </table:table-cell>
              <table:table-cell office:value-type="float" office:value="720">
                <text:p text:id="Sheet1.H16:Sheet1.M16">720</text:p>
              </table:table-cell>
              <table:table-cell office:value-type="float" office:value="165">
                <text:p>165</text:p>
              </table:table-cell>
              <table:table-cell office:value-type="float" office:value="127">
                <text:p>127</text:p>
              </table:table-cell>
              <table:table-cell office:value-type="float" office:value="117">
                <text:p>117</text:p>
              </table:table-cell>
              <table:table-cell office:value-type="float" office:value="110">
                <text:p>110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